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bdd55" officeooo:paragraph-rsid="001bdd55" style:font-size-asian="11pt" style:font-weight-asian="bold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1d06a4" officeooo:paragraph-rsid="001d06a4" style:font-size-asian="11pt" style:font-weight-asian="bold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10218" officeooo:paragraph-rsid="00210218" style:font-size-asian="11pt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44257" officeooo:paragraph-rsid="00244257" style:font-size-asian="11pt" style:font-weight-asian="bold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2a84eb" officeooo:paragraph-rsid="002a84eb" style:font-size-asian="11pt" style:font-weight-asian="bold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31fb9e" officeooo:paragraph-rsid="0031fb9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bold" officeooo:rsid="003ba163" officeooo:paragraph-rsid="003c65a2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solid" style:text-underline-width="auto" style:text-underline-color="font-color" fo:font-weight="bold" officeooo:rsid="001bdd55" officeooo:paragraph-rsid="001bdd55" style:font-size-asian="11pt" style:font-weight-asian="bold" style:font-weight-complex="bold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bdd55" officeooo:paragraph-rsid="001bdd55" style:font-size-asian="11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1d06a4" officeooo:paragraph-rsid="001d06a4" style:font-size-asian="11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10218" officeooo:paragraph-rsid="00210218" style:font-size-asian="11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4257" officeooo:paragraph-rsid="00244257" style:font-size-asian="11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4a6a7" officeooo:paragraph-rsid="0024a6a7" style:font-size-asian="11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52081" officeooo:paragraph-rsid="00252081" style:font-size-asian="11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831d6" officeooo:paragraph-rsid="002831d6" style:font-size-asian="11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912b0" officeooo:paragraph-rsid="002912b0" style:font-size-asian="11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a84eb" officeooo:paragraph-rsid="002a84eb" style:font-size-asian="11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262b" officeooo:paragraph-rsid="002b262b" style:font-size-asian="11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be967" officeooo:paragraph-rsid="002be967" style:font-size-asian="11pt" style:font-weight-asian="normal" style:font-weight-complex="normal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2d3b50" officeooo:paragraph-rsid="002d3b50" style:font-size-asian="11pt" style:font-weight-asian="normal" style:font-weight-complex="normal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084a4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084a4" officeooo:paragraph-rsid="0031fb9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1fb9e" officeooo:paragraph-rsid="0031fb9e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4ab07" officeooo:paragraph-rsid="0034ab07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59a72" officeooo:paragraph-rsid="00359a72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9b5af" officeooo:paragraph-rsid="0039b5af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ba163" officeooo:paragraph-rsid="003ba163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ba163" officeooo:paragraph-rsid="003c65a2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fo:font-weight="normal" officeooo:rsid="003c65a2" officeooo:paragraph-rsid="003c65a2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font-name="Calibri" fo:font-size="13pt" fo:language="es" fo:country="ES" fo:font-weight="bold" officeooo:rsid="003084a4" officeooo:paragraph-rsid="003084a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fo:font-weight="bold" officeooo:rsid="0039b5af" officeooo:paragraph-rsid="0039b5af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7cf6"/>
    </style:style>
    <style:style style:name="T3" style:family="text">
      <style:text-properties officeooo:rsid="00226c59"/>
    </style:style>
    <style:style style:name="T4" style:family="text">
      <style:text-properties officeooo:rsid="0022c298"/>
    </style:style>
    <style:style style:name="T5" style:family="text">
      <style:text-properties officeooo:rsid="002442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c65a2" style:font-weight-asian="bold" style:font-weight-complex="bold"/>
    </style:style>
    <style:style style:name="T8" style:family="text">
      <style:text-properties officeooo:rsid="0031fb9e"/>
    </style:style>
    <style:style style:name="T9" style:family="text">
      <style:text-properties officeooo:rsid="003084a4"/>
    </style:style>
    <style:style style:name="T10" style:family="text">
      <style:text-properties officeooo:rsid="0033c152"/>
    </style:style>
    <style:style style:name="T11" style:family="text">
      <style:text-properties officeooo:rsid="00359a72"/>
    </style:style>
    <style:style style:name="T12" style:family="text">
      <style:text-properties officeooo:rsid="00369866"/>
    </style:style>
    <style:style style:name="T13" style:family="text">
      <style:text-properties officeooo:rsid="003c6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na de confort: es lo que estas acostumbrado a hacer día a día.</text:p>
      <text:p text:style-name="P1">Zona de aprendizaje: es la parte del día en la que aprendes.</text:p>
      <text:p text:style-name="P1">Zona de pánico: zona en la que no te encuentras seguro o agusto ahí.</text:p>
      <text:p text:style-name="P1">Zona mágica: en la que persigues grandes sueños sin importar lo que la gente te diga.</text:p>
      <text:p text:style-name="P2">ENTRA EN EL EXAMEN:</text:p>
      <text:p text:style-name="P9">Características Relación laboral: (para tener un contrato)</text:p>
      <text:p text:style-name="P10"><text:span text:style-name="T6">-Voluntaria</text:span> (mesa electoral).</text:p>
      <text:p text:style-name="P10"><text:span text:style-name="T6">-Por cuenta ajena</text:span> (trabajamos para otro).</text:p>
      <text:p text:style-name="P10"><text:span text:style-name="T6">-Remunerada</text:span>=salario.</text:p>
      <text:p text:style-name="P10"><text:span text:style-name="T6">-personal</text:span>(a tu nombre).</text:p>
      <text:p text:style-name="P10"><text:span text:style-name="T6">-Dependiente</text:span>(te mandan y si <text:span text:style-name="T6">no cumple</text:span>s te <text:span text:style-name="T6">sancionan</text:span>).</text:p>
      <text:p text:style-name="P10">Si pregunta estar <text:span text:style-name="T6">bajo dirección de otra persona</text:span> es ser <text:span text:style-name="T6">independiente</text:span>.</text:p>
      <text:p text:style-name="P2">EXCLUIDOS: No contrato= no estatuto</text:p>
      <text:p text:style-name="P10">-Funcionarios.</text:p>
      <text:p text:style-name="P10">-Autónomos.</text:p>
      <text:p text:style-name="P10">-Consejeros en empresas.</text:p>
      <text:p text:style-name="P10">-Trabajos de amistad, buena vecindad.</text:p>
      <text:p text:style-name="P10">-Trabajos familiares.</text:p>
      <text:p text:style-name="P3">ESPECIALES: (Estatuto + otras normas).</text:p>
      <text:p text:style-name="P11">-Deportistas profesionales.</text:p>
      <text:p text:style-name="P11">-Artistas.</text:p>
      <text:p text:style-name="P11">-Cantantes.</text:p>
      <text:p text:style-name="P11">-Presos en la cárcel.</text:p>
      <text:p text:style-name="P11">-Discapacitados en centros especiales(once).</text:p>
      <text:p text:style-name="P11">-trabajadores del hogar.</text:p>
      <text:p text:style-name="P3"><text:soft-page-break/>GRADOS: <text:span text:style-name="T1">dan solo </text:span>hasta el 2 grado incluido<text:span text:style-name="T1">.</text:span></text:p>
      <text:p text:style-name="P11">2 grado:abuelos/3 grado: tíos/ 4 grado: primos<text:tab/><text:tab/>/igual</text:p>
      <text:p text:style-name="P11">1er grado:padres/2 grado: hermanos<text:tab/><text:tab/><text:tab/>/1er grado: suegro,<text:span text:style-name="T2">cuñado</text:span></text:p>
      <text:p text:style-name="P3">-yo casado con /<text:tab/><text:tab/><text:tab/><text:tab/><text:tab/>mujer, <text:span text:style-name="T1">1er grado:hijos/<text:tab/><text:tab/><text:tab/><text:tab/><text:tab/><text:tab/>/1er grado: hijastro</text:span></text:p>
      <text:p text:style-name="P11">2 grado:nietos/<text:tab/><text:tab/><text:tab/><text:tab/><text:tab/><text:tab/>/igual</text:p>
      <text:p text:style-name="P4">Jerarquía y normativa<text:span text:style-name="T5">(puede mejorar hacia abajo pero no empeorar)</text:span></text:p>
      <text:p text:style-name="P4">1º: Unión Europea.</text:p>
      <text:p text:style-name="P4">2º:Constitución Española.</text:p>
      <text:p text:style-name="P12"><text:span text:style-name="T6">3º:Ley orgánica</text:span>(Desarrolla artículos de los derechos fundamentales,<text:span text:style-name="T3">requiere mayoría absoluta </text:span><text:span text:style-name="T5">en el congreso </text:span><text:span text:style-name="T3">(mitad+1 =176).</text:span></text:p>
      <text:p text:style-name="P12"><text:span text:style-name="T6">4º:Ley ordinaria</text:span>:<text:span text:style-name="T4">otros derechos como el derecho al trabajo. Requiere mayoría simple.</text:span></text:p>
      <text:p text:style-name="P13"><text:span text:style-name="T6">5º:Reglamento</text:span>(normas del gobierno).</text:p>
      <text:p text:style-name="P13"><text:span text:style-name="T6">6º:Convenio colectivo</text:span>(sindicatos y patronal).</text:p>
      <text:p text:style-name="P5">7º:Contrato de trabajo.</text:p>
      <text:p text:style-name="P5">8º:Costumbre.</text:p>
      <text:p text:style-name="P5">Derechos y deberes:</text:p>
      <text:p text:style-name="P13">No se puede renunciar a derechos.</text:p>
      <text:p text:style-name="P13">Se te <text:span text:style-name="T6">puede grabar</text:span> si estas <text:span text:style-name="T6">avisado</text:span> o lo has <text:span text:style-name="T6">firmado un contrato.</text:span></text:p>
      <text:p text:style-name="P14">Retribución: <text:s/>Según convenio y si no no puede ser menor al salario minimo</text:p>
      <text:p text:style-name="P15">TEMA 2</text:p>
      <text:p text:style-name="P15"><text:span text:style-name="T6">contratos indefinido:</text:span> <text:span text:style-name="T6">no</text:span> tiene fecha de <text:span text:style-name="T6">fin</text:span>. Puede ser <text:span text:style-name="T6">ordinario</text:span> a <text:span text:style-name="T6">jornada completa o parcial</text:span> o <text:span text:style-name="T6">fijo discontinuo con jornada completa o parcial</text:span>(socorrista) va por periodos.</text:p>
      <text:p text:style-name="P15"><text:span text:style-name="T6">contrato temporal: </text:span>contrato práctica profesional, circunstancias producción y de integridad/sustitución.</text:p>
      <text:p text:style-name="P15"><text:span text:style-name="T6">Contrato de práctica:</text:span>(6 meses-1 año,salario mínimo,por escrito y sin exp y cuando pasan 3 años no pueden hacerlo ya).</text:p>
      <text:p text:style-name="P15"><text:span text:style-name="T6">Contrato circunstancias de la producción: </text:span>Cuando hay un incremento del trabajo(6M ampliable a 1 año).</text:p>
      <text:p text:style-name="P16"><text:soft-page-break/>Si te <text:span text:style-name="T6">hechan</text:span> cuando llevas<text:span text:style-name="T6"> mas de un año es con preaviso</text:span>.</text:p>
      <text:p text:style-name="P17">Temporales:práctica,eventual e interno.</text:p>
      <text:p text:style-name="P18">Si vas haciendo contratos temporales y sumas 18M en 30M te tienen que hacer indefinido.</text:p>
      <text:p text:style-name="P6">Periodo de prueba:MUY IMPORTANTE:NO ES UN CONTRATO.</text:p>
      <text:p text:style-name="P6">coges un contrato de practicas/indefinido y esta dentro del contrato(no obligatorio).Se cobra lo mismo que pone en el contrato, pero te pueden despedir sin previo aviso, sin indemnización y sin causa.</text:p>
      <text:p text:style-name="P6">En uno de práctica El máximo de tiempo es de 1 mes/en indefinido el máximo es de 6 meses/sin titulación 3 meses para empresas de &lt;25 personas/2 meses en otras empresas si no hay titulación.</text:p>
      <text:p text:style-name="P18"><text:span text:style-name="T6">Contrato relevo:</text:span>para dar el relevo a alguien <text:span text:style-name="T6">que se va a jubilar(reduce trabajo de un 25 a un 75%)</text:span>.</text:p>
      <text:p text:style-name="P19"><text:span text:style-name="T6">ETT</text:span>: Son <text:span text:style-name="T6">empresas</text:span> que te <text:span text:style-name="T6">contratan para otra empresa</text:span>. También <text:span text:style-name="T6">te paga, te forma y te despid</text:span>e.</text:p>
      <text:p text:style-name="P20">Jornada máxima: 40 horas de PROMEDIO ANUAL, 9 horas al día y 8 h en menores. De descanso min 1d y medio. Se puede trabajar 11 dias seguidos y 3 de descanso.el 10% DE LA JORNADA ANUAL PUEDE DISTRIBUIRSE.</text:p>
      <text:p text:style-name="P20">Horas extras:por encima de la jornada ordinaria y SOLO CON JORNADA COMPLETA . Compensadas o con tiempo de descanso. Max PAGADAS 80 al año y si hay mas se paga con tiempo de descanso , NO EN MENORES.</text:p>
      <text:p text:style-name="P21">Los menores tienen 2 dias de descanso semanales, no horas extra, no mas de 8 horas diarias, mas de 4:30 descanso de 30 minutos y no pueden trabajar de noche.</text:p>
      <text:p text:style-name="P21">Las vacaciones son 30 naturales o 22 laborales. Hay 14 festivos(2 locales).</text:p>
      <text:p text:style-name="P21">El horario nocturno de 10 de la noche a 6am siempre que haga 3 horas en ese horario o ⅓ de la jornada.</text:p>
      <text:p text:style-name="P21">Por matrimonio 15 días naturales, por ingreso de un familiar (2 o 4), por ir a votar(lo que necesites), mudanza (1 día), por pareja embarazada(tiempo necesario).Para exámenes oficiales tiempo indispensable.</text:p>
      <text:p text:style-name="P31">2º TRIMESTRE</text:p>
      <text:p text:style-name="P22">TEMA 4: NÓMINA</text:p>
      <text:p text:style-name="P22">Salario mínimo en pagas extra prorrateadas es de 1.166,66 en 12 meses.</text:p>
      <text:p text:style-name="P22">Salario bruto = sin descuentos.</text:p>
      <text:p text:style-name="P22">Salario neto(va a la cuenta) = después de pagar impuestos y cotizar.</text:p>
      <text:p text:style-name="P22">Pagar impuestos = tributar = Hacienda(para carreteras,farolas).</text:p>
      <text:p text:style-name="P22"><text:soft-page-break/>cotizar = pagar a la seguridad social(para las bajas, asist sanitaria,paro y jubilarse con pensión).</text:p>
      <text:p text:style-name="P22">Devengo = bruto(lo que la empresa me paga) = 1000+ 1000 + 200$ en horas extras= 2200$</text:p>
      <text:p text:style-name="P22">Bases = Las 3 primeras son de cotizar y la última de tributar</text:p>
      <text:p text:style-name="P22"><text:span text:style-name="T6">BCCC</text:span>(Base de cotización de contingencias comunes) = Sal base + pluses + prorrata de paga extraordinaria</text:p>
      <text:p text:style-name="P22"><text:span text:style-name="T6">BCCP</text:span>(Base cotización contingencias profesionales) = BCCC + Importe Horas Extras </text:p>
      <text:p text:style-name="P22"><text:span text:style-name="T6">BHE</text:span>(Base de horas extras) = importe de horas extras</text:p>
      <text:p text:style-name="P22"><text:span text:style-name="T6">BIRPF</text:span>(Base impuesto retención sobre las personas físicas) = Devengo</text:p>
      <text:p text:style-name="P22">EJ: BCCC = 1000 + (2x1000%12) = 1.166$</text:p>
      <text:p text:style-name="P22">BCCP = 1166 + 200 = 1366$</text:p>
      <text:p text:style-name="P22">BHE = 200$</text:p>
      <text:p text:style-name="P22">BIRPF = 2200$</text:p>
      <text:p text:style-name="P22">Deducciones= Lo que te quitan</text:p>
      <text:p text:style-name="P22">BCCC X 4,7%(PARA JUBILACIÓN Y SANIDAD) = 1166 X 4,7%100 = 54, 83$</text:p>
      <text:p text:style-name="P22">BCCP X 1,55%(PARA DESEMPLEO) = 1366 X 1,55%100 = 21,18$ (Si es parcial o temporal es un 1,6%)</text:p>
      <text:p text:style-name="P22">BCCP X 0,1%(PARA FORMACIÓN) = 1366 X 0,1%100 = 1,36$</text:p>
      <text:p text:style-name="P22">BHE X 4,7% = 200 x 4,7%100 = 9,4$ (si son de fuerza mayor es un 2%)</text:p>
      <text:p text:style-name="P22">BIRPF X 12% (nos lo dice la teacher)= 2200 X 12%100 = 264$</text:p>
      <text:p text:style-name="P22">Después sumas todo: 54,83 + 21,18 + 1,36 + 9,5 + 264 = 341,38$ </text:p>
      <text:p text:style-name="P22">SALARIO NETO = 2200 – 341,38 = <text:s/>1858, 62$</text:p>
      <text:p text:style-name="P22">FEBRERO HORAS EXTRAS = 200$ </text:p>
      <text:p text:style-name="P22">BCCC = 1166 X 4,7%100 = 54$</text:p>
      <text:p text:style-name="P22">BCCP = 1366 X 1,55%100 = 18,5$</text:p>
      <text:p text:style-name="P22">BHE = 200 x 4,7%100 = 9,4$</text:p>
      <text:p text:style-name="P22">BIRPF = 1200 X 12%100 = 144$</text:p>
      <text:p text:style-name="P22">SALARIO NETO = 1200 -218,9 = 981,1$</text:p>
      <text:p text:style-name="P22"><text:soft-page-break/>ENERO PAGAS EXTRAS PRORRATEADAS</text:p>
      <text:p text:style-name="P22"/>
      <text:p text:style-name="P22">BCCC X 4,7%(PARA JUBILACIÓN Y SANIDAD) = 1166 X 4,7%100 = 54, 83$</text:p>
      <text:p text:style-name="P22">BCCP X 1,55%(PARA DESEMPLEO) = 1366 X 1,55%100 = 21,18$ </text:p>
      <text:p text:style-name="P22">BCCP X 0,1%(PARA FORMACIÓN) = 1366 X 0,1%100 = 1,36$</text:p>
      <text:p text:style-name="P22">BHE X 4,7% = 200 x 4,7%100 = 9,4$ (si son de fuerza mayor es un 2%)</text:p>
      <text:p text:style-name="P22">BIRPF X 12% (nos lo dice la teacher)= 1366 X 12%100 = 163,92</text:p>
      <text:p text:style-name="P22">Después sumas todo: 54,83 + 21,18 + 1,36 + 9,5 + 163,92= 250,79</text:p>
      <text:p text:style-name="P22">SALARIO NETO = 1366 – 250,79 = <text:s/>1115,21$</text:p>
      <text:p text:style-name="P24">SALARIO(ENERO): 2350 , PLUS DEDICACION:600 , HORAS EXTRAS: 147$ , 2 PAGAS EXTRAS , IRPF 20%</text:p>
      <text:p text:style-name="P23">BCCC<text:span text:style-name="T8">= 2350+600(2X(2350+600)%12)= 3441,6 X 4,7%100 = 161,75$</text:span></text:p>
      <text:p text:style-name="P23">BCCP<text:span text:style-name="T8">= 2350+600(2X(2350+600)%12)+147 = 3588,6 </text:span>X 1,55%100 = 3<text:span text:style-name="T8">8,7</text:span>25<text:span text:style-name="T8">$</text:span></text:p>
      <text:p text:style-name="P23">BCCP<text:span text:style-name="T8">= 2350</text:span> X <text:span text:style-name="T8">0,1</text:span>%100 = 2,35<text:span text:style-name="T8">$</text:span></text:p>
      <text:p text:style-name="P23">BHE<text:span text:style-name="T8">=147 X</text:span> <text:span text:style-name="T8">2</text:span>%100 = 2,94<text:span text:style-name="T8">$</text:span></text:p>
      <text:p text:style-name="P24">BIRPF= 3097 <text:s/><text:span text:style-name="T9">X </text:span>20<text:span text:style-name="T9">%100 </text:span>= 619,4$</text:p>
      <text:p text:style-name="P24">TOTAL = 3097 – 843,3 = 2253,7$</text:p>
      <text:p text:style-name="P7">AHORA EN DICIEMBRE PAGA DOBLE</text:p>
      <text:p text:style-name="P24">BCCC = 2350+600(2X2350%12) = 3441,6 X 4,7%100 = 161,75$</text:p>
      <text:p text:style-name="P24">BCCP = 3588,6 +147=3588,6 <text:span text:style-name="T9">X 1,55%100 = 3</text:span>8,7<text:span text:style-name="T9">25</text:span>$</text:p>
      <text:p text:style-name="P23">BCCP<text:span text:style-name="T8">= 2350</text:span> X 0,1%100 = 2,35<text:span text:style-name="T8">$</text:span></text:p>
      <text:p text:style-name="P23">BHE<text:span text:style-name="T8">=147 X</text:span> <text:span text:style-name="T8">2</text:span>%100 = 2,94<text:span text:style-name="T8">$</text:span></text:p>
      <text:p text:style-name="P24">BIRPF= 6.047 <text:span text:style-name="T9">X </text:span>20<text:span text:style-name="T9">%100 </text:span>= 1.209,4$</text:p>
      <text:p text:style-name="P24">TOTAL = 6.047 – 1.4<text:span text:style-name="T10">33</text:span>,16 = 4.6<text:span text:style-name="T10">13,70</text:span>$</text:p>
      <text:p text:style-name="P25">PAGAS EXTRAS PRORRATEADAS: SALARIO 3404$, PLUS CV: 269$,HORAS EXTRAS 10H(30$),IRPF:<text:span text:style-name="T11">19</text:span>%</text:p>
      <text:p text:style-name="P26">BCCC = 3673$ = 3673 x 4,7%100 = 172,631$</text:p>
      <text:p text:style-name="P26"><text:soft-page-break/>BCCP = 3973$ = 3973 <text:s/><text:span text:style-name="T9">X 1,55%100 = 61,5815</text:span>$</text:p>
      <text:p text:style-name="P26">BCCP = <text:span text:style-name="T8"><text:s/></text:span>3973 <text:span text:style-name="T8">X</text:span><text:span text:style-name="T9"> </text:span>0,1<text:span text:style-name="T9">%100 = 3,97</text:span>$</text:p>
      <text:p text:style-name="P26">BHE = 300$ = 300 <text:span text:style-name="T8">X</text:span><text:span text:style-name="T9"> </text:span><text:span text:style-name="T12">4,7</text:span><text:span text:style-name="T9">%100 = 14,1</text:span>$</text:p>
      <text:p text:style-name="P26">BIRPF = 3973$ X 19%100 = 754,87<text:span text:style-name="T12">$</text:span></text:p>
      <text:p text:style-name="P26">TOTAL = 3973 – <text:span text:style-name="T12">1007,18</text:span> = 29<text:span text:style-name="T12">65,82$</text:span></text:p>
      <text:p text:style-name="P32">El salario y la Seguridad Social</text:p>
      <text:p text:style-name="P27">Grupos de cotización son 7 y <text:s/>el mejor es el 1(4495,5$) y el peor el 7. Cuanto mas cerca del 1 mas gano y cotizo.</text:p>
      <text:p text:style-name="P27">Las bases son para cotizar a la seguridad social y <text:span text:style-name="T6">en función de nuestras bases y del tiempo cotizado </text:span>recibiremos las prestaciones cuando sea necesario(paro,jubilación, baja laboral por accidente o enfermedad,orfandad,viudedad,incapacidad permanente,maternidad,embarazo de riego, paternidad, lactancia). TODO ESTO SON PRESTACIONES CONTRIBUTIVAS.</text:p>
      <text:p text:style-name="P27">No contributiva es k no has trabajado nunca o no lo suficiente</text:p>
      <text:p text:style-name="P27">el nº de seguridad social es un acto de afiliación a seguridad social</text:p>
      <text:p text:style-name="P27">Cada vez que empezamos a trabajar nos dan de alta y con despido o dimisión nos dan de baja</text:p>
      <text:p text:style-name="P28">Incapacidad temporal(baja medica) por contingencia común(gripe)<text:span text:style-name="T13">(BCC)</text:span> o contingencia profesional(accidente)<text:span text:style-name="T13">(BCP)</text:span> y si estas un tiempo te dan el alta, te jubilas , fallecemos, una incapacidad permanente(+365 dias de baja (con 2 prorrogas de 180 días).</text:p>
      <text:p text:style-name="P28">Con 360 días de baja vas a un tribunal médico donde o te dan incapacidad permanente o el alta <text:span text:style-name="T13">o 180 días más(excepcional).</text:span></text:p>
      <text:p text:style-name="P8">La incapacidad permanente puede ser:</text:p>
      <text:p text:style-name="P29"><text:s/><text:span text:style-name="T6">parcial</text:span><text:span text:style-name="T13">(+33% en tu trabajo, te dan 24 meses bases reguladoras, al contado)</text:span></text:p>
      <text:p text:style-name="P29"><text:span text:style-name="T6">total</text:span><text:span text:style-name="T13">(</text:span><text:span text:style-name="T7">no trabajo en mi profesión si en otra</text:span><text:span text:style-name="T13">, 55% de tu bases reguladoras siempre)</text:span> , </text:p>
      <text:p text:style-name="P29"><text:span text:style-name="T6">absoluta</text:span><text:span text:style-name="T13">(no puedo trabajar en nada, 100% de la base reguladora</text:span></text:p>
      <text:p text:style-name="P29"><text:span text:style-name="T6">gran invalidez</text:span><text:span text:style-name="T13">(100% de B R + 45% BR necesita otra persona para cuidarla)</text:span></text:p>
      <text:p text:style-name="P30">Viudedad = 52% de base reguladora del causante(muerto) vitalicia o hasta que te cases</text:p>
      <text:p text:style-name="P30">orfandad = 20% de base reguladora causante hasta que tenga 25 años o que trabaj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1T14:09:33.466000000</dc:date>
    <meta:editing-duration>PT10H10M53S</meta:editing-duration>
    <meta:editing-cycles>28</meta:editing-cycles>
    <meta:generator>LibreOffice/7.4.1.2$Windows_X86_64 LibreOffice_project/3c58a8f3a960df8bc8fd77b461821e42c061c5f0</meta:generator>
    <meta:document-statistic meta:table-count="0" meta:image-count="0" meta:object-count="0" meta:page-count="6" meta:paragraph-count="137" meta:word-count="1428" meta:character-count="8454" meta:non-whitespace-character-count="7128"/>
  </office:meta>
</office:document-meta>
</file>